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draw:frame draw:style-name="Headshot" draw:name="graphics1" text:anchor-type="paragraph" svg:width="4.3638in" svg:height="2.918in" draw:z-index="0">
        <draw:image xlink:href="../../img/ken-loewen.jpg" xlink:type="simple" xlink:show="embed" xlink:actuate="onLoad" draw:filter-name="&lt;All formats&gt;"/>
      </draw:frame>
      <text:p text:style-name="Title">Ken Loewen 
    CPA, CGMA, CMA, MBA
  </text:p>
      <text:p text:style-name="Job Title">Director of Professional Services</text:p>
      <text:h text:style-name="Heading_20_2" text:outline-level="2">Professional Summary</text:h>
      <text:p text:style-name="First_20_paragraph">Ken is a 20+ year technology and professional services industry veteran who has led numerous ERP, business intelligence, post-merger integration, and divestiture projects, both as a consultant and as an employee. Ken holds multiple certifications reflecting his expertise in financial and managerial accounting and leads the Professional Services Division at Advisicon Inc., an international consulting, application development, and training services firm that helps organizations through process and methodology changes to get the most out of their project, program and portfolio management objectives that are directly tied to return on investment and corporate strategies.</text:p>
      <text:h text:style-name="Heading_20_2" text:outline-level="2">Accomplishments</text:h>
      <text:list text:style-name="L1">
        <text:list-item>
          <text:p text:style-name="P1">Managed 21 M&amp;A projects of varying complexity through post-merger integration planning and execution equating to $1B total deal valuation at a global devices and services company</text:p>
        </text:list-item>
        <text:list-item>
          <text:p text:style-name="P1">Led finance integration on a $36B telecommunications merger of equals at a global consultancy</text:p>
        </text:list-item>
        <text:list-item>
          <text:p text:style-name="P1">Reduced clients’ merger risk and improved financial integration consistency by leading development of a finance integration playbook for a global consultancy</text:p>
        </text:list-item>
        <text:list-item>
          <text:p text:style-name="P1">Developed and delivered project-level training to all stakeholder levels</text:p>
        </text:list-item>
        <text:list-item>
          <text:p text:style-name="P1">Developed and led delivery of knowledge management strategy for 55,000-practitioner technology consultancy</text:p>
        </text:list-item>
      </text:list>
      <text:h text:style-name="Heading_20_2" text:outline-level="2">Certifications</text:h>
      <text:list text:style-name="L2">
        <text:list-item>
          <text:p text:style-name="P2">Certified Public Accountant (American Institute of CPAs)</text:p>
        </text:list-item>
        <text:list-item>
          <text:p text:style-name="P2">Chartered Global Management Accountant (American Institute of CPAs)</text:p>
        </text:list-item>
        <text:list-item>
          <text:p text:style-name="P2">Certified Management Accountant (Institute of Management Accountants)</text:p>
        </text:list-item>
      </text:list>
      <text:h text:style-name="Heading_20_2" text:outline-level="2">Experience</text:h>
      <text:p text:style-name="First_20_paragraph">Project Management and Consulting</text:p>
      <text:list text:style-name="L3">
        <text:list-item>
          <text:p text:style-name="P3">20+ years of project management experience, both as a consultant and client</text:p>
        </text:list-item>
        <text:list-item>
          <text:p text:style-name="P3">Designed, developed, implemented, and optimized PMO processes and tools on enterprise-wide ERP, business intelligence, and post-merger integration projects</text:p>
        </text:list-item>
        <text:list-item>
          <text:p text:style-name="P3">Leadership of mixed client/contractor teams, some involving multiple contractor organizations</text:p>
        </text:list-item>
        <text:list-item>
          <text:p text:style-name="P3">Planned and managed migration of acquired business unit from Dynamics AX to parent company’s global SAP system, prepared business case approved by Corporate VP/CFO, led cross-functional virtual team</text:p>
        </text:list-item>
        <text:list-item>
          <text:p text:style-name="P3">Led finance due diligence and finance integration/separation in 21 acquisitions and divestitures representing $1B in deal value at a Fortune 50 devices and services company</text:p>
        </text:list-item>
        <text:list-item>
          <text:p text:style-name="P3">Led finance integration on $36B telecommunications merger of equals at a global consultancy</text:p>
        </text:list-item>
        <text:list-item>
          <text:p text:style-name="P3">Managed multiple projects implementing SAP, Baan, BusinessObjects, Cognos, Hyperion, Essbase.</text:p>
        </text:list-item>
        <text:list-item>
          <text:p text:style-name="P3">Established budget, reporting, and forecasting methodologies to provide product line and geographic area performance information to executives and line managers.</text:p>
        </text:list-item>
        <text:list-item>
          <text:p text:style-name="P3">Designed a global performance analytics framework for a Fortune 100 consumer packaged goods organization with several unrelated product groups</text:p>
        </text:list-item>
      </text:list>
      <text:p text:style-name="First_20_paragraph">Training</text:p>
      <text:list text:style-name="L4">
        <text:list-item>
          <text:p text:style-name="P4">Developed and delivered client team training on finance and business intelligence implementation projects</text:p>
        </text:list-item>
        <text:list-item>
          <text:p text:style-name="P4">Developed and delivered internal consulting leader training on performance evaluation and counseling</text:p>
        </text:list-item>
        <text:list-item>
          <text:p text:style-name="P4">Part-time professional SCUBA instructor (1990-2006)</text:p>
        </text:list-item>
      </text:list>
      <text:p text:style-name="First_20_paragraph">Knowledge Management</text:p>
      <text:list text:style-name="L5">
        <text:list-item>
          <text:p text:style-name="P5">Restructured content collection metrics to connect KM processes to business priorities</text:p>
        </text:list-item>
        <text:list-item>
          <text:p text:style-name="P5">Improved knowledge repository content quality by replacing legacy quality measures with objective elements linked to business value drivers</text:p>
        </text:list-item>
        <text:list-item>
          <text:p text:style-name="P5">Achieved increased rigor in business-focused goal-setting, prioritization, and analytics by developing a goal-oriented strategic KM plan aligned to business priorities</text:p>
        </text:list-item>
        <text:list-item>
          <text:p text:style-name="P5">Equipped knowledge managers for business-focused discussion of priorities by replacing ad hoc or infrequent tabular reporting with consistent, regularly-scheduled analytic reports containing insights, observations, and business value-oriented recommend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ob_20_Title" style:display-name="Job Title" style:family="paragraph" style:parent-style-name="Standard"/>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Headshot" style:family="graphic" style:parent-style-name="Graphics">
      <style:graphic-properties svg:width="4.3638in" fo:min-height="0.0161in" text:anchor-type="paragraph" svg:x="1.0681in" svg:y="0in" fo:margin-left="0.2in" fo:margin-right="0in" style:wrap="dynamic" style:number-wrapped-paragraphs="no-limit" style:wrap-contour="false" style:vertical-pos="top" style:vertical-rel="paragraph" style:horizontal-pos="right" style:horizontal-rel="paragraph" fo:background-color="transparent" style:background-transparency="100%" draw:fill="solid" style:shadow="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